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1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2.8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332cm" style:use-optimal-column-width="false"/>
    </style:style>
    <style:style style:name="co2" style:family="table-column">
      <style:table-column-properties style:column-width="1.329cm" style:use-optimal-column-width="false"/>
    </style:style>
    <style:style style:name="ro1" style:family="table-row">
      <style:table-row-properties style:row-height="1.408cm"/>
    </style:style>
    <style:style style:name="ro2" style:family="table-row">
      <style:table-row-properties style:row-height="0.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xml:id="id4" draw:id="id4" draw:layer="layout" svg:width="5.2cm" svg:height="10.4cm" svg:x="17.4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6cm" svg:x="0.6cm" svg:y="4.6cm">
          <text:p text:style-name="P2">Información de </text:p>
          <text:p text:style-name="P2">CV’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3.6cm" svg:x="0.4cm" svg:y="16.3cm">
          <text:p text:style-name="P2">Información </text:p>
          <text:p text:style-name="P2">Entrevista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1cm" svg:height="0.962cm" svg:x="0.2cm" svg:y="3.6cm">
          <draw:text-box>
            <text:p>Ya existe</text:p>
          </draw:text-box>
        </draw:frame>
        <draw:frame draw:style-name="gr3" draw:text-style-name="P3" draw:layer="layout" svg:width="5.1cm" svg:height="0.962cm" svg:x="0.3cm" svg:y="15.2cm">
          <draw:text-box>
            <text:p>A Incorporar</text:p>
          </draw:text-box>
        </draw:frame>
        <draw:connector draw:style-name="gr4" draw:text-style-name="P2" xml:id="id2" draw:id="id2" draw:layer="layout" svg:x1="5.4cm" svg:y1="18.1cm" svg:x2="11.117cm" svg:y2="18.107cm" draw:start-shape="id1" draw:start-glue-point="1" svg:d="M5400 18100h3109v7h2608" svg:viewBox="0 0 5718 8">
          <text:p/>
        </draw:connector>
        <draw:connector draw:style-name="gr4" draw:text-style-name="P2" draw:layer="layout" svg:x1="11.117cm" svg:y1="18.107cm" svg:x2="11.813cm" svg:y2="15.253cm" draw:start-shape="id2" draw:start-glue-point="3" svg:d="M11117 18107h599v-2854h97" svg:viewBox="0 0 697 2855">
          <text:p/>
        </draw:connector>
        <draw:frame draw:style-name="gr5" draw:text-style-name="P3" draw:layer="layout" svg:width="5.4cm" svg:height="1cm" svg:x="4.6cm" svg:y="13.7cm">
          <draw:text-box>
            <text:p>Formulario online</text:p>
          </draw:text-box>
        </draw:frame>
        <draw:frame draw:style-name="standard" xml:id="id3" draw:id="id3" draw:layer="layout" svg:width="3.992cm" svg:height="3.787cm" svg:x="10.007cm" svg:y="11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1</text:p>
              </table:table-cell>
              <table:table-cell>
                <text:p>p2</text:p>
              </table:table-cell>
              <table:table-cell>
                <text:p>p3</text:p>
              </table:table-cell>
            </table:table-row>
            <table:table-row table:style-name="ro1" table:default-cell-style-name="gray2">
              <table:table-cell>
                <text:p>p4</text:p>
              </table:table-cell>
              <table:table-cell>
                <text:p>p5</text:p>
              </table:table-cell>
              <table:table-cell>
                <text:p>C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4" draw:text-style-name="P2" draw:layer="layout" svg:x1="13.999cm" svg:y1="13.593cm" svg:x2="17.917cm" svg:y2="13.605cm" draw:start-shape="id3" draw:start-glue-point="1" svg:d="M13999 13593h2210v12h1708" svg:viewBox="0 0 3919 13">
          <text:p/>
        </draw:connector>
        <draw:custom-shape draw:style-name="gr6" draw:text-style-name="P2" draw:layer="layout" svg:width="3cm" svg:height="2.1cm" svg:x="18cm" svg:y="10.3cm">
          <text:p text:style-name="P2">Archivo1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cm" svg:height="0.962cm" svg:x="10cm" svg:y="10.6cm">
          <draw:text-box>
            <text:p>Encuesta</text:p>
          </draw:text-box>
        </draw:frame>
        <draw:frame draw:style-name="gr7" draw:text-style-name="P3" draw:layer="layout" svg:width="7.648cm" svg:height="0.962cm" svg:x="3.6cm" svg:y="0.4cm">
          <draw:text-box>
            <text:p>Incoporación al Data lake</text:p>
          </draw:text-box>
        </draw:frame>
        <draw:custom-shape draw:style-name="gr6" draw:text-style-name="P2" draw:layer="layout" svg:width="3cm" svg:height="2.1cm" svg:x="18cm" svg:y="12.6cm">
          <text:p text:style-name="P2">Archivo2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2.384cm" svg:x="19cm" svg:y="15cm">
          <draw:text-box>
            <text:p>.</text:p>
            <text:p>.</text:p>
            <text:p>.</text:p>
          </draw:text-box>
        </draw:frame>
        <draw:custom-shape draw:style-name="gr6" draw:text-style-name="P2" draw:layer="layout" svg:width="3cm" svg:height="2.1cm" svg:x="18cm" svg:y="17.4cm">
          <text:p text:style-name="P2">Archivo 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20cm" svg:y1="9.6cm" svg:x2="19.8cm" svg:y2="5.6cm" draw:start-shape="id4" draw:start-glue-point="0" draw:end-shape="id5" draw:end-glue-point="8" svg:d="M20000 9600v-1999h-200v-2001" svg:viewBox="0 0 201 4001">
          <text:p/>
        </draw:connector>
        <draw:custom-shape draw:style-name="gr8" draw:text-style-name="P2" xml:id="id5" draw:id="id5" draw:layer="layout" svg:width="4.8cm" svg:height="1.8cm" svg:x="17.4cm" svg:y="3.8cm">
          <text:p text:style-name="P2">Data La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4.2cm" svg:height="1.673cm" svg:x="15.6cm" svg:y="6.6cm">
          <draw:text-box>
            <text:p>Transmisión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2:17:55.348280499</meta:creation-date>
    <dc:date>2017-09-09T13:34:10.274646533</dc:date>
    <meta:editing-duration>PT55M21S</meta:editing-duration>
    <meta:editing-cycles>5</meta:editing-cycles>
    <meta:generator>LibreOffice/5.1.6.2$Linux_X86_64 LibreOffice_project/10m0$Build-2</meta:generator>
    <meta:document-statistic meta:object-count="42"/>
  </office:meta>
</office:document-meta>
</file>